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style:style style:name="P13" style:family="paragraph" style:parent-style-name="Table_20_Contents">
      <style:text-properties style:font-name="DejaVu Sans" style:font-name-asian="DejaVu Sans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2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PSS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6-21">
            <text:p text:style-name="P6">06/21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/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关键词全匹配搜索</text:p>
          </table:table-cell>
          <table:table-cell table:style-name="Table1.C2" office:value-type="string">
            <text:p text:style-name="P10">目前的Egg2在功能上有个缺陷，就是如果用户想搜索一个词的时候，如果这个词能够被分词器分成多个部分，则搜索结果不光包含完整匹配的词，也包含了部分匹配的结果，而且部分匹配的结果肯定会出现在搜索結果中。</text:p>
            <text:p text:style-name="P10">如：搜索”王正明”，分词器将这个词分成了“王”，“正”，“明”。Egg的打分能保证”王正明”为一个整体时，出现在搜索结果的最前几条；同时也存在包含了“王”和“正明”，或其它组合的结果。</text:p>
            <text:p text:style-name="P10">实际使用中，用户有完整匹配的需求，因此搜索结果中只需要包含完整匹配的结果。</text:p>
            <text:p text:style-name="P10">最初设想的方法有如下几种：</text:p>
            <text:p text:style-name="P10">分词器识别双引号，对双引号中的内容不分词。但这样的问题是，分词器分出的结果在入Egg时与检索时候的方式不匹配。此外，这样的方式还有个问题，就是对英文无法实现。因为英文的分词器是单字分词，所以如果用几个词来搜索的话，Egg中是没有结果的。</text:p>
            <text:p text:style-name="P10">第二种方式，是在外部对搜索结果进行判断。但效率上差了一些。</text:p>
            <text:p text:style-name="P10"/>
            <text:p text:style-name="P10">最新的设想如下：</text:p>
            <text:p text:style-name="P10">利用打分时的公式，保证公式对完整匹配有着非常高的分数，保证能够与没有完整匹配的情况分开。由孟庆东准备这个公式。</text:p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分布式处理</text:p>
          </table:table-cell>
          <table:table-cell table:style-name="Table1.C2" office:value-type="string">
            <text:p text:style-name="P10">准备学习Hadoop的文档，准备Egg的分布式文件系统与Map Reduce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6-21T16:10:40</dc:date>
    <dc:creator>justin </dc:creator>
    <meta:editing-duration>PT02H30M58S</meta:editing-duration>
    <meta:editing-cycles>131</meta:editing-cycles>
    <meta:generator>OpenOffice.org/3.2$Unix OpenOffice.org_project/320m12$Build-9483</meta:generator>
    <meta:document-statistic meta:table-count="2" meta:image-count="0" meta:object-count="0" meta:page-count="2" meta:paragraph-count="31" meta:word-count="292" meta:character-count="601"/>
  </office:meta>
</office:document-meta>
</file>